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Testentry1</text:p>
          </table:table-cell>
          <table:table-cell table:number-columns-repeated="2"/>
          <table:table-cell office:value-type="string">
            <text:p>Testentry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estenty3</text:p>
          </table:table-cell>
          <table:table-cell table:number-columns-repeated="2"/>
        </table:table-row>
      </table:table>
      <table:table table:name="Tabelle2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 office:value-type="string">
            <text:p>hallo</text:p>
          </table:table-cell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 office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creation-date>2013-06-04T18:21:23</meta:creation-date>
    <dc:date>2014-05-16T19:54:40</dc:date>
    <meta:editing-duration>PT0.035S</meta:editing-duration>
    <meta:editing-cycles>4</meta:editing-cycles>
    <meta:generator>LibreOffice/4.0.2.2$Linux_X86_64 LibreOffice_project/400m0$Build-2</meta:generator>
    <meta:document-statistic meta:cell-count="5" meta:object-count="0" meta:table-count="3"/>
  </office:meta>
</office:document-meta>
</file>